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5.7993in" fo:margin-left="0.4451in" fo:margin-top="0in" fo:margin-bottom="0in" table:align="left" style:writing-mode="page"/>
    </style:style>
    <style:style style:name="Table1.A" style:family="table-column">
      <style:table-column-properties style:column-width="5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993in" fo:margin-left="0.4451in" fo:margin-top="0in" fo:margin-bottom="0in" table:align="left" style:writing-mode="page"/>
    </style:style>
    <style:style style:name="Table7.A" style:family="table-column">
      <style:table-column-properties style:column-width="5.7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993in" fo:margin-left="0.4451in" fo:margin-top="0in" fo:margin-bottom="0in" table:align="left" style:writing-mode="page"/>
    </style:style>
    <style:style style:name="Table12.A" style:family="table-column">
      <style:table-column-properties style:column-width="5.799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993in" fo:margin-left="0.4451in" fo:margin-top="0in" fo:margin-bottom="0in" table:align="left" style:writing-mode="page"/>
    </style:style>
    <style:style style:name="Table5.A" style:family="table-column">
      <style:table-column-properties style:column-width="5.799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993in" fo:margin-left="0.4451in" fo:margin-top="0in" fo:margin-bottom="0in" table:align="left" style:writing-mode="page"/>
    </style:style>
    <style:style style:name="Table13.A" style:family="table-column">
      <style:table-column-properties style:column-width="5.799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993in" fo:margin-left="0.4451in" fo:margin-top="0in" fo:margin-bottom="0in" table:align="left" style:writing-mode="page"/>
    </style:style>
    <style:style style:name="Table11.A" style:family="table-column">
      <style:table-column-properties style:column-width="5.799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6" style:family="table">
      <style:table-properties style:width="5.7993in" fo:margin-left="0.4451in" fo:margin-top="0in" fo:margin-bottom="0in" table:align="left" style:writing-mode="page"/>
    </style:style>
    <style:style style:name="Table16.A" style:family="table-column">
      <style:table-column-properties style:column-width="5.7993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5.7993in" fo:margin-left="0.4451in" fo:margin-top="0in" fo:margin-bottom="0in" table:align="left" style:writing-mode="page"/>
    </style:style>
    <style:style style:name="Table17.A" style:family="table-column">
      <style:table-column-properties style:column-width="5.7993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9" style:family="table">
      <style:table-properties style:width="5.7993in" fo:margin-left="0.4451in" fo:margin-top="0in" fo:margin-bottom="0in" table:align="left" style:writing-mode="page"/>
    </style:style>
    <style:style style:name="Table19.A" style:family="table-column">
      <style:table-column-properties style:column-width="5.7993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8" style:family="table">
      <style:table-properties style:width="5.7993in" fo:margin-left="0.4451in" fo:margin-top="0in" fo:margin-bottom="0in" table:align="left" style:writing-mode="page"/>
    </style:style>
    <style:style style:name="Table18.A" style:family="table-column">
      <style:table-column-properties style:column-width="5.7993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993in" fo:margin-left="0.4451in" fo:margin-top="0in" fo:margin-bottom="0in" table:align="left" style:writing-mode="page"/>
    </style:style>
    <style:style style:name="Table10.A" style:family="table-column">
      <style:table-column-properties style:column-width="5.79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6.4965in" fo:margin-left="0.0069in" fo:margin-top="0in" fo:margin-bottom="0in" table:align="left" style:writing-mode="page"/>
    </style:style>
    <style:style style:name="Table14.A" style:family="table-column">
      <style:table-column-properties style:column-width="6.496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6.4965in" fo:margin-left="0.0069in" fo:margin-top="0in" fo:margin-bottom="0in" table:align="left" style:writing-mode="page"/>
    </style:style>
    <style:style style:name="Table15.A" style:family="table-column">
      <style:table-column-properties style:column-width="6.496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2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officeooo:paragraph-rsid="004a4fd0"/>
    </style:style>
    <style:style style:name="P5" style:family="paragraph" style:parent-style-name="Standard">
      <style:paragraph-properties fo:text-align="start" style:justify-single-word="false"/>
      <style:text-properties officeooo:paragraph-rsid="009b76e1"/>
    </style:style>
    <style:style style:name="P6" style:family="paragraph" style:parent-style-name="Standard">
      <style:paragraph-properties fo:text-indent="0in" style:auto-text-indent="false"/>
      <style:text-properties officeooo:paragraph-rsid="001d238a"/>
    </style:style>
    <style:style style:name="P7" style:family="paragraph" style:parent-style-name="Standard">
      <style:text-properties officeooo:paragraph-rsid="001d238a"/>
    </style:style>
    <style:style style:name="P8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9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10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11" style:family="paragraph" style:parent-style-name="Standard">
      <style:paragraph-properties fo:line-height="150%"/>
      <style:text-properties officeooo:paragraph-rsid="001d238a"/>
    </style:style>
    <style:style style:name="P12" style:family="paragraph" style:parent-style-name="Standard">
      <style:paragraph-properties fo:margin-left="0.0071in" fo:margin-right="0.0402in" fo:margin-top="0in" fo:margin-bottom="0in" style:contextual-spacing="false" fo:line-height="150%" fo:text-align="start" style:justify-single-word="false" fo:text-indent="-0.0071in" style:auto-text-indent="false"/>
      <style:text-properties officeooo:paragraph-rsid="0042d5f2"/>
    </style:style>
    <style:style style:name="P13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4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5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6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b3a2f4" fo:background-color="#1f1f1f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b65f18" fo:background-color="#1f1f1f"/>
    </style:style>
    <style:style style:name="P21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22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07638" fo:background-color="#1f1f1f"/>
    </style:style>
    <style:style style:name="P23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58fa6" fo:background-color="#1f1f1f"/>
    </style:style>
    <style:style style:name="P24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7dfa8" fo:background-color="#1f1f1f"/>
    </style:style>
    <style:style style:name="P25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e37a3" fo:background-color="#1f1f1f"/>
    </style:style>
    <style:style style:name="P26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fdbaf" fo:background-color="#1f1f1f"/>
    </style:style>
    <style:style style:name="P27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11e2d" fo:background-color="#1f1f1f"/>
    </style:style>
    <style:style style:name="P28" style:family="paragraph" style:parent-style-name="Основной_20_текст_20_3">
      <style:paragraph-properties fo:line-height="100%"/>
      <style:text-properties officeooo:paragraph-rsid="001d238a"/>
    </style:style>
    <style:style style:name="P29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30" style:family="paragraph" style:parent-style-name="Standard">
      <style:paragraph-properties fo:text-indent="0in" style:auto-text-indent="false"/>
      <style:text-properties officeooo:paragraph-rsid="0024544d"/>
    </style:style>
    <style:style style:name="P31" style:family="paragraph" style:parent-style-name="Standard">
      <style:paragraph-properties fo:text-indent="0in" style:auto-text-indent="false"/>
      <style:text-properties officeooo:paragraph-rsid="0089036e"/>
    </style:style>
    <style:style style:name="P32" style:family="paragraph" style:parent-style-name="Standard">
      <style:paragraph-properties fo:text-indent="0in" style:auto-text-indent="false"/>
      <style:text-properties officeooo:paragraph-rsid="00900941"/>
    </style:style>
    <style:style style:name="P3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.0071in" fo:margin-right="0.0402in" fo:margin-top="0in" fo:margin-bottom="0in" style:contextual-spacing="false" fo:line-height="167%" fo:text-indent="0in" style:auto-text-indent="false"/>
      <style:text-properties officeooo:rsid="004c3691" officeooo:paragraph-rsid="009b76e1"/>
    </style:style>
    <style:style style:name="P35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color="#000000" loext:opacity="100%" style:font-name="Times New Roman" fo:font-size="20pt" fo:font-weight="bold" officeooo:paragraph-rsid="00981481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start" style:justify-single-word="false" fo:text-indent="0in" style:auto-text-indent="false"/>
      <style:text-properties officeooo:rsid="001ef1b0" officeooo:paragraph-rsid="00a02c02"/>
    </style:style>
    <style:style style:name="P37" style:family="paragraph" style:parent-style-name="Standard">
      <style:paragraph-properties fo:margin-left="0in" fo:orphans="0" fo:widows="0" fo:text-indent="0in" style:auto-text-indent="false"/>
      <style:text-properties fo:color="#6a9955" loext:opacity="100%" style:font-name="Droid Sans Mono" fo:font-size="10.5pt" fo:language="en" fo:country="US" fo:font-weight="normal" officeooo:paragraph-rsid="00b14817" fo:background-color="#1f1f1f" style:font-name-asian="Roboto Light" style:font-size-asian="12pt" style:font-size-complex="12pt"/>
    </style:style>
    <style:style style:name="P38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font-size="10.5pt"/>
    </style:style>
    <style:style style:name="P40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41" style:family="paragraph" style:parent-style-name="Heading_20_1">
      <style:paragraph-properties fo:text-indent="0in" style:auto-text-indent="false"/>
      <style:text-properties officeooo:paragraph-rsid="001d238a"/>
    </style:style>
    <style:style style:name="P42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43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44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45" style:family="paragraph" style:parent-style-name="Heading_20_1">
      <style:paragraph-properties fo:text-align="start" style:justify-single-word="false" fo:text-indent="0in" style:auto-text-indent="false"/>
      <style:text-properties officeooo:paragraph-rsid="0089036e"/>
    </style:style>
    <style:style style:name="P46" style:family="paragraph" style:parent-style-name="Heading_20_1">
      <style:paragraph-properties fo:text-align="start" style:justify-single-word="false" fo:text-indent="0in" style:auto-text-indent="false"/>
      <style:text-properties officeooo:paragraph-rsid="00900941"/>
    </style:style>
    <style:style style:name="P47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48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49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50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996cb4"/>
    </style:style>
    <style:style style:name="P51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a070b"/>
    </style:style>
    <style:style style:name="P52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58fa6"/>
    </style:style>
    <style:style style:name="P53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58fa6"/>
    </style:style>
    <style:style style:name="P54" style:family="paragraph" style:parent-style-name="Preformatted_20_Text" style:list-style-name="L10">
      <loext:graphic-properties draw:fill="none"/>
      <style:paragraph-properties fo:text-align="start" style:justify-single-word="false" fo:background-color="transparent"/>
      <style:text-properties officeooo:paragraph-rsid="00c75c30"/>
    </style:style>
    <style:style style:name="P55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fdbaf"/>
    </style:style>
    <style:style style:name="P56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e37a3"/>
    </style:style>
    <style:style style:name="P57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e37a3"/>
    </style:style>
    <style:style style:name="P58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75c30"/>
    </style:style>
    <style:style style:name="P59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bc13cc" officeooo:paragraph-rsid="00bc13cc"/>
    </style:style>
    <style:style style:name="P60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officeooo:rsid="00c75c30" officeooo:paragraph-rsid="00c75c30"/>
    </style:style>
    <style:style style:name="P61" style:family="paragraph" style:parent-style-name="Preformatted_20_Text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officeooo:paragraph-rsid="00cdcef8"/>
    </style:style>
    <style:style style:name="P62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cdcef8"/>
    </style:style>
    <style:style style:name="P63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font-style="italic" fo:font-weight="bold" officeooo:rsid="00cb0664" officeooo:paragraph-rsid="00cdcef8" style:font-style-asian="italic" style:font-weight-asian="bold" style:font-style-complex="italic" style:font-weight-complex="bold"/>
    </style:style>
    <style:style style:name="P64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65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66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sans-serif" fo:font-size="12pt" fo:letter-spacing="normal"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68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69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70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71" style:family="paragraph" style:parent-style-name="Standard" style:list-style-name="L2">
      <style:paragraph-properties fo:text-align="start" style:justify-single-word="false"/>
      <style:text-properties officeooo:paragraph-rsid="009b76e1"/>
    </style:style>
    <style:style style:name="P72" style:family="paragraph" style:parent-style-name="Standard" style:list-style-name="L2">
      <style:paragraph-properties fo:text-align="start" style:justify-single-word="false"/>
      <style:text-properties officeooo:paragraph-rsid="009c7371"/>
    </style:style>
    <style:style style:name="P73" style:family="paragraph" style:parent-style-name="Standard" style:list-style-name="L2">
      <style:paragraph-properties fo:text-align="start" style:justify-single-word="false" fo:text-indent="0in" style:auto-text-indent="false"/>
      <style:text-properties officeooo:paragraph-rsid="009c7371"/>
    </style:style>
    <style:style style:name="P74" style:family="paragraph" style:parent-style-name="Standard" style:list-style-name="L3">
      <style:paragraph-properties fo:text-align="start" style:justify-single-word="false" fo:text-indent="0in" style:auto-text-indent="false"/>
      <style:text-properties officeooo:paragraph-rsid="00a02c02"/>
    </style:style>
    <style:style style:name="P75" style:family="paragraph" style:parent-style-name="Standard">
      <style:paragraph-properties fo:text-align="start" style:justify-single-word="false" fo:text-indent="0in" style:auto-text-indent="false"/>
      <style:text-properties officeooo:paragraph-rsid="00a02c02"/>
    </style:style>
    <style:style style:name="P76" style:family="paragraph" style:parent-style-name="Standard">
      <style:paragraph-properties fo:text-align="start" style:justify-single-word="false"/>
      <style:text-properties officeooo:paragraph-rsid="00a02c02"/>
    </style:style>
    <style:style style:name="P77" style:family="paragraph" style:parent-style-name="Standard" style:list-style-name="L4">
      <style:paragraph-properties fo:text-align="start" style:justify-single-word="false"/>
      <style:text-properties officeooo:paragraph-rsid="00a02c02"/>
    </style:style>
    <style:style style:name="P78" style:family="paragraph" style:parent-style-name="Standard">
      <style:paragraph-properties fo:text-align="start" style:justify-single-word="false"/>
      <style:text-properties officeooo:paragraph-rsid="00b3a2f4"/>
    </style:style>
    <style:style style:name="P7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3a2f4"/>
    </style:style>
    <style:style style:name="P8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b3a2f4"/>
    </style:style>
    <style:style style:name="P8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d16156"/>
    </style:style>
    <style:style style:name="P8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3736a"/>
    </style:style>
    <style:style style:name="P83" style:family="paragraph" style:parent-style-name="Standard">
      <style:paragraph-properties fo:text-align="start" style:justify-single-word="false"/>
      <style:text-properties officeooo:paragraph-rsid="00a43902"/>
    </style:style>
    <style:style style:name="P8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43902"/>
    </style:style>
    <style:style style:name="P8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65f18"/>
    </style:style>
    <style:style style:name="P86" style:family="paragraph" style:parent-style-name="Standard" style:list-style-name="L7">
      <style:paragraph-properties fo:text-align="start" style:justify-single-word="false"/>
      <style:text-properties officeooo:paragraph-rsid="00c0dfac"/>
    </style:style>
    <style:style style:name="P8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aeb96"/>
    </style:style>
    <style:style style:name="P88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58fa6"/>
    </style:style>
    <style:style style:name="P8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58fa6"/>
    </style:style>
    <style:style style:name="P9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14817"/>
    </style:style>
    <style:style style:name="P91" style:family="paragraph" style:parent-style-name="Standard">
      <style:paragraph-properties fo:text-align="start" style:justify-single-word="false" fo:text-indent="0in" style:auto-text-indent="false"/>
      <style:text-properties officeooo:paragraph-rsid="00d11e2d"/>
    </style:style>
    <style:style style:name="P92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9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0b3a2f4" officeooo:paragraph-rsid="00d16156" style:font-style-asian="normal" style:font-weight-asian="normal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a02c02" officeooo:paragraph-rsid="00a26ffd"/>
    </style:style>
    <style:style style:name="P95" style:family="paragraph" style:parent-style-name="Standard" style:list-style-name="L7">
      <style:paragraph-properties fo:text-align="start" style:justify-single-word="false"/>
      <style:text-properties officeooo:rsid="00c1bb9b" officeooo:paragraph-rsid="00c1bb9b"/>
    </style:style>
    <style:style style:name="P96" style:family="paragraph" style:parent-style-name="Standard" style:list-style-name="L9">
      <style:paragraph-properties fo:text-align="start" style:justify-single-word="false"/>
      <style:text-properties officeooo:rsid="00c1bb9b" officeooo:paragraph-rsid="00c28866"/>
    </style:style>
    <style:style style:name="P97" style:family="paragraph" style:parent-style-name="Standard">
      <style:paragraph-properties fo:margin-left="0in" fo:orphans="0" fo:widows="0" fo:text-indent="0in" style:auto-text-indent="false"/>
      <style:text-properties fo:color="#6a9955" loext:opacity="100%" style:font-name="Droid Sans Mono" fo:font-size="10.5pt" fo:font-weight="normal" officeooo:paragraph-rsid="00c58fa6" fo:background-color="#1f1f1f"/>
    </style:style>
    <style:style style:name="P98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24544d" fo:background-color="#1f1f1f"/>
    </style:style>
    <style:style style:name="P99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d11e2d"/>
    </style:style>
    <style:style style:name="P100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1d238a" fo:background-color="#1f1f1f"/>
    </style:style>
    <style:style style:name="P101" style:family="paragraph" style:parent-style-name="Standard">
      <style:paragraph-properties fo:text-align="start" style:justify-single-word="false" fo:orphans="0" fo:widows="0" fo:text-indent="0in" style:auto-text-indent="false"/>
      <style:text-properties fo:font-size="10.5pt" officeooo:paragraph-rsid="0089036e"/>
    </style:style>
    <style:style style:name="P102" style:family="paragraph" style:parent-style-name="Text_20_body" style:list-style-name="L6">
      <loext:graphic-properties draw:fill="none"/>
      <style:paragraph-properties fo:margin-top="0in" fo:margin-bottom="0in" style:contextual-spacing="false" fo:line-height="100%" fo:text-align="start" style:justify-single-word="false" fo:background-color="transparent"/>
      <style:text-properties officeooo:paragraph-rsid="00bc13cc"/>
    </style:style>
    <style:style style:name="P103" style:family="paragraph" style:parent-style-name="Text_20_body" style:list-style-name="L11">
      <loext:graphic-properties draw:fill="none"/>
      <style:paragraph-properties fo:line-height="100%" fo:text-align="start" style:justify-single-word="false" fo:background-color="transparent"/>
      <style:text-properties officeooo:paragraph-rsid="00cdcef8"/>
    </style:style>
    <style:style style:name="P104" style:family="paragraph" style:parent-style-name="Text_20_body" style:list-style-name="L8" style:master-page-name="">
      <loext:graphic-properties draw:fill="none"/>
      <style:paragraph-properties fo:margin-left="1.25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officeooo:rsid="00c1bb9b" officeooo:paragraph-rsid="00c1bb9b"/>
    </style:style>
    <style:style style:name="P105" style:family="paragraph" style:parent-style-name="Text_20_body" style:list-style-name="L8">
      <loext:graphic-properties draw:fill="none"/>
      <style:paragraph-properties fo:margin-left="1.25in" fo:margin-right="0in" fo:margin-top="0in" fo:margin-bottom="0in" style:contextual-spacing="false" fo:line-height="100%" fo:text-align="start" style:justify-single-word="false" fo:text-indent="-0.25in" style:auto-text-indent="false" fo:background-color="transparent"/>
      <style:text-properties officeooo:rsid="00c1bb9b" officeooo:paragraph-rsid="00c1bb9b"/>
    </style:style>
    <style:style style:name="P106" style:family="paragraph" style:parent-style-name="Text_20_body" style:list-style-name="L8" style:master-page-name="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officeooo:rsid="00c1bb9b" officeooo:paragraph-rsid="00c1bb9b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097f13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40c18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4dd0c6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font-weight="bold" officeooo:rsid="0089036e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font-weight="bold" officeooo:rsid="008a086f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font-weight="bold" officeooo:rsid="008f7298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font-weight="bold" officeooo:rsid="00900941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weight="bold" officeooo:rsid="0090f54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5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6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7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8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90930" style:font-weight-asian="bold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font-name-asian="Roboto Light" style:font-size-asian="12pt" style:font-size-complex="12pt"/>
    </style:style>
    <style:style style:name="T23" style:family="text">
      <style:text-properties fo:font-size="16pt" fo:font-weight="bold" style:font-size-asian="16pt" style:font-weight-asian="bold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8ad528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97627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5142ea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a02c02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52dfc7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a1cbc2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a76686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652e05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623584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b3a2f4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c0dfac" style:font-style-asian="italic" style:font-weight-asian="bold" style:font-style-complex="italic" style:font-weight-complex="bold"/>
    </style:style>
    <style:style style:name="T37" style:family="text">
      <style:text-properties fo:color="#569cd6" loext:opacity="100%"/>
    </style:style>
    <style:style style:name="T38" style:family="text">
      <style:text-properties fo:color="#569cd6" loext:opacity="100%" fo:language="en" fo:country="US" style:font-name-asian="Roboto Light" style:font-size-asian="12pt" style:font-size-complex="12pt"/>
    </style:style>
    <style:style style:name="T39" style:family="text">
      <style:text-properties fo:color="#dcdcaa" loext:opacity="100%"/>
    </style:style>
    <style:style style:name="T40" style:family="text">
      <style:text-properties fo:color="#dcdcaa" loext:opacity="100%" fo:language="en" fo:country="US" style:font-name-asian="Roboto Light" style:font-size-asian="12pt" style:font-size-complex="12pt"/>
    </style:style>
    <style:style style:name="T41" style:family="text">
      <style:text-properties fo:color="#9cdcfe" loext:opacity="100%"/>
    </style:style>
    <style:style style:name="T42" style:family="text">
      <style:text-properties fo:color="#9cdcfe" loext:opacity="100%" fo:language="en" fo:country="US" style:font-name-asian="Roboto Light" style:font-size-asian="12pt" style:font-size-complex="12pt"/>
    </style:style>
    <style:style style:name="T43" style:family="text">
      <style:text-properties fo:color="#4ec9b0" loext:opacity="100%"/>
    </style:style>
    <style:style style:name="T44" style:family="text">
      <style:text-properties fo:color="#d4d4d4" loext:opacity="100%"/>
    </style:style>
    <style:style style:name="T45" style:family="text">
      <style:text-properties fo:color="#d4d4d4" loext:opacity="100%" fo:language="en" fo:country="US" style:font-name-asian="Roboto Light" style:font-size-asian="12pt" style:font-size-complex="12pt"/>
    </style:style>
    <style:style style:name="T46" style:family="text">
      <style:text-properties fo:color="#b5cea8" loext:opacity="100%"/>
    </style:style>
    <style:style style:name="T47" style:family="text">
      <style:text-properties fo:color="#ce9178" loext:opacity="100%"/>
    </style:style>
    <style:style style:name="T48" style:family="text">
      <style:text-properties fo:color="#ce9178" loext:opacity="100%" style:font-name="Droid Sans Mono" fo:font-weight="normal" fo:background-color="#1f1f1f" loext:char-shading-value="0"/>
    </style:style>
    <style:style style:name="T49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ad528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a070b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0dfac" style:font-size-asian="12pt" style:font-size-complex="12pt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243a5" style:font-size-asian="12pt" style:font-size-complex="12pt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28866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3c737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5c30" style:font-size-asian="12pt" style:font-size-complex="12pt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7a3" style:font-size-asian="12pt" style:font-size-complex="12pt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b0664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c761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dab23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1bb9b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5c30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a16f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c13cc" fo:background-color="transparent" loext:char-shading-value="0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bc13cc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8c5abd" style:font-style-asian="italic" style:font-weight-asian="bold" style:font-style-complex="italic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1bb9b" style:font-style-asian="italic" style:font-weight-asian="bold" style:font-style-complex="italic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75c30" style:font-style-asian="italic" style:font-weight-asian="bold" style:font-style-complex="italic" style:font-weight-complex="bold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0dfac" style:font-size-asian="12pt" style:font-style-asian="italic" style:font-weight-asian="bold" style:font-size-complex="12pt" style:font-style-complex="italic" style:font-weight-complex="bold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28866" style:font-size-asian="12pt" style:font-style-asian="italic" style:font-weight-asian="bold" style:font-size-complex="12pt" style:font-style-complex="italic" style:font-weight-complex="bold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b0664" style:font-size-asian="12pt" style:font-style-asian="italic" style:font-weight-asian="bold" style:font-size-complex="12pt" style:font-style-complex="italic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e37a3" style:font-size-asian="12pt" style:font-style-asian="italic" style:font-weight-asian="bold" style:font-size-complex="12pt" style:font-style-complex="italic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8ad528" style:font-style-asian="italic" style:font-weight-asian="normal" style:font-style-complex="italic" style:font-weight-complex="normal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bold" officeooo:rsid="00ba16f3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87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88" style:family="text">
      <style:text-properties fo:font-variant="normal" fo:text-transform="none" fo:color="#000000" loext:opacity="100%" style:font-name="Liberation Serif" fo:letter-spacing="normal"/>
    </style:style>
    <style:style style:name="T89" style:family="text">
      <style:text-properties fo:font-variant="normal" fo:text-transform="none" fo:color="#000000" loext:opacity="100%" fo:font-size="12pt" fo:letter-spacing="normal" fo:font-weight="normal" officeooo:rsid="00c0dfac" style:font-size-asian="12pt" style:font-size-complex="12pt"/>
    </style:style>
    <style:style style:name="T9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italic" style:text-underline-style="none" fo:font-weight="bold" officeooo:rsid="00c0dfac" style:text-blinking="false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91" style:family="text">
      <style:text-properties fo:font-variant="normal" fo:text-transform="none" fo:font-size="12pt" fo:letter-spacing="normal" fo:font-style="normal" fo:font-weight="normal"/>
    </style:style>
    <style:style style:name="T92" style:family="text">
      <style:text-properties fo:font-variant="normal" fo:text-transform="none" fo:color="#2a6099" loext:opacity="100%" style:font-name="Liberation Serif" fo:font-size="12pt" fo:letter-spacing="normal" fo:font-style="normal" fo:font-weight="normal"/>
    </style:style>
    <style:style style:name="T93" style:family="text">
      <style:text-properties fo:font-variant="normal" fo:text-transform="none" fo:color="#2a6099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variant="normal" fo:text-transform="none" fo:color="#2a6099" loext:opacity="100%" style:font-name="Liberation Serif" fo:font-size="12pt" fo:letter-spacing="normal" fo:font-style="normal" fo:font-weight="normal" officeooo:rsid="00ce37a3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2a6099" loext:opacity="100%" style:font-name="Liberation Serif" fo:font-size="12pt" fo:letter-spacing="normal" style:font-size-asian="12pt" style:font-size-complex="12pt"/>
    </style:style>
    <style:style style:name="T96" style:family="text">
      <style:text-properties fo:font-variant="normal" fo:text-transform="none" fo:color="#2a6099" loext:opacity="100%" style:font-name="Liberation Serif" fo:font-size="12pt" fo:letter-spacing="normal" officeooo:rsid="00ce37a3" style:font-size-asian="12pt" style:font-size-complex="12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0pt" style:font-name-asian="Roboto Light" style:font-size-asian="10pt" style:font-size-complex="10pt"/>
    </style:style>
    <style:style style:name="T99" style:family="text">
      <style:text-properties officeooo:rsid="001ea474"/>
    </style:style>
    <style:style style:name="T100" style:family="text">
      <style:text-properties fo:color="#6a9955" loext:opacity="100%"/>
    </style:style>
    <style:style style:name="T101" style:family="text">
      <style:text-properties fo:color="#cccccc" loext:opacity="100%" style:font-name="Droid Sans Mono" fo:font-weight="normal" fo:background-color="#1f1f1f" loext:char-shading-value="0"/>
    </style:style>
    <style:style style:name="T102" style:family="text">
      <style:text-properties officeooo:rsid="00464d0a"/>
    </style:style>
    <style:style style:name="T10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4" style:family="text">
      <style:text-properties style:font-name="Liberation Serif" fo:font-size="12pt" style:font-size-asian="12pt" style:font-size-complex="12pt"/>
    </style:style>
    <style:style style:name="T105" style:family="text">
      <style:text-properties style:font-name="Liberation Serif" style:font-size-asian="12pt" style:font-size-complex="12pt"/>
    </style:style>
    <style:style style:name="T106" style:family="text">
      <style:text-properties style:font-name="Liberation Serif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7" style:family="text">
      <style:text-properties officeooo:rsid="004df5eb"/>
    </style:style>
    <style:style style:name="T108" style:family="text">
      <style:text-properties officeooo:rsid="008ad528"/>
    </style:style>
    <style:style style:name="T109" style:family="text">
      <style:text-properties fo:color="#000000" loext:opacity="100%" style:font-name="Liberation Serif" officeooo:rsid="008ad528"/>
    </style:style>
    <style:style style:name="T110" style:family="text">
      <style:text-properties officeooo:rsid="009b76e1"/>
    </style:style>
    <style:style style:name="T111" style:family="text">
      <style:text-properties officeooo:rsid="004a4fd0"/>
    </style:style>
    <style:style style:name="T112" style:family="text">
      <style:text-properties officeooo:rsid="009d279b"/>
    </style:style>
    <style:style style:name="T113" style:family="text">
      <style:text-properties officeooo:rsid="00497627"/>
    </style:style>
    <style:style style:name="T114" style:family="text">
      <style:text-properties officeooo:rsid="005142ea"/>
    </style:style>
    <style:style style:name="T115" style:family="text">
      <style:text-properties officeooo:rsid="0052dfc7"/>
    </style:style>
    <style:style style:name="T116" style:family="text">
      <style:text-properties officeooo:rsid="00553297"/>
    </style:style>
    <style:style style:name="T117" style:family="text">
      <style:text-properties officeooo:rsid="00a02c02"/>
    </style:style>
    <style:style style:name="T118" style:family="text">
      <style:text-properties officeooo:rsid="00a1cbc2"/>
    </style:style>
    <style:style style:name="T119" style:family="text">
      <style:text-properties officeooo:rsid="00a3736a"/>
    </style:style>
    <style:style style:name="T120" style:family="text">
      <style:text-properties style:text-underline-style="solid" style:text-underline-width="auto" style:text-underline-color="font-color"/>
    </style:style>
    <style:style style:name="T121" style:family="text">
      <style:text-properties style:text-underline-style="solid" style:text-underline-width="auto" style:text-underline-color="font-color" officeooo:rsid="00a3736a"/>
    </style:style>
    <style:style style:name="T122" style:family="text">
      <style:text-properties style:text-underline-style="solid" style:text-underline-width="auto" style:text-underline-color="font-color" officeooo:rsid="00b556f7"/>
    </style:style>
    <style:style style:name="T123" style:family="text">
      <style:text-properties officeooo:rsid="00a76686"/>
    </style:style>
    <style:style style:name="T124" style:family="text">
      <style:text-properties officeooo:rsid="00623584"/>
    </style:style>
    <style:style style:name="T125" style:family="text">
      <style:text-properties officeooo:rsid="00652e05"/>
    </style:style>
    <style:style style:name="T126" style:family="text">
      <style:text-properties officeooo:rsid="00b3a2f4"/>
    </style:style>
    <style:style style:name="T127" style:family="text">
      <style:text-properties fo:font-style="normal" fo:font-weight="normal" officeooo:rsid="00b3a2f4" style:font-style-asian="normal" style:font-weight-asian="normal" style:font-style-complex="normal" style:font-weight-complex="normal"/>
    </style:style>
    <style:style style:name="T128" style:family="text">
      <style:text-properties officeooo:rsid="00ba070b"/>
    </style:style>
    <style:style style:name="T129" style:family="text">
      <style:text-properties officeooo:rsid="00bc13cc"/>
    </style:style>
    <style:style style:name="T130" style:family="text">
      <style:text-properties officeooo:rsid="00c0dfac"/>
    </style:style>
    <style:style style:name="T131" style:family="text">
      <style:text-properties officeooo:rsid="004f26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47" text:outline-level="6" loext:marker-style-name="T17"><text:bookmark-start text:name="_Toc174965496"/><text:span text:style-name="T15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47" text:outline-level="6" loext:marker-style-name="T17"><text:bookmark-start text:name="_Toc174965497"/><text:span text:style-name="T15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47" text:outline-level="6" loext:marker-style-name="T17"><text:bookmark-start text:name="_Toc174965498"/><text:span text:style-name="T15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48" text:outline-level="6" loext:marker-style-name="T17"><text:bookmark-start text:name="_Toc174965499"/><text:span text:style-name="T15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Кафедра параллельных вычислений</text:p>
      <text:p text:style-name="P67" loext:marker-style-name="T21"/>
      <text:p text:style-name="P67" loext:marker-style-name="T21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9" text:outline-level="7"><text:bookmark-start text:name="_Toc174965500"/><text:span text:style-name="T16">ОТЧЕТ</text:span><text:bookmark-end text:name="_Toc174965500"/><text:bookmark-start text:name="_Toc174965501"/><text:span text:style-name="T17"> </text:span><text:span text:style-name="T16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8" loext:marker-style-name="T24"><text:span text:style-name="T24"><text:s/></text:span><text:span text:style-name="T97"><text:s/>Умножение матрицы на матрицу в MPI 2D решетка</text:span></text:p>
      <text:p text:style-name="P9">студента 2 курса, группы 23201</text:p>
      <text:p text:style-name="P9"/>
      <text:p text:style-name="P28">Сорокина Матвея Павловича</text:p>
      <text:p text:style-name="P13"/>
      <text:p text:style-name="P10">Направление 09.03.01 – «Информатика и вычислительная техника»</text:p>
      <text:p text:style-name="P11"/>
      <text:p text:style-name="P7"/>
      <text:p text:style-name="P7"/>
      <text:p text:style-name="P8"/>
      <text:p text:style-name="P8">Преподаватель:</text:p>
      <text:p text:style-name="P8">А.С. Матвеев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7"/>
      <text:p text:style-name="P7"/>
      <text:p text:style-name="P7"/>
      <text:p text:style-name="P7"/>
      <text:p text:style-name="P7"/>
      <text:p text:style-name="P9">Новосибирск 202<text:span text:style-name="T99">5</text:span></text:p>
      <text:p text:style-name="P70" loext:marker-style-name="T23"/>
      <text:p text:style-name="P69" loext:marker-style-name="T23"><text:span text:style-name="T23"/></text:p>
      <text:p text:style-name="P69" loext:marker-style-name="T23"><text:span text:style-name="T23"/></text:p>
      <text:p text:style-name="P69" loext:marker-style-name="T23"><text:span text:style-name="T23"/></text:p>
      <text:p text:style-name="P69" loext:marker-style-name="T23"><text:span text:style-name="T23"/></text:p>
      <text:p text:style-name="P69" loext:marker-style-name="T23"><text:span text:style-name="T23"/></text:p>
      <text:p text:style-name="P69" loext:marker-style-name="T23"><text:span text:style-name="T23"/></text:p>
      <text:p text:style-name="P69" loext:marker-style-name="T23"><text:soft-page-break/><text:span text:style-name="T23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_Toc439_18915293" text:style-name="Index_20_Link" text:visited-style-name="Index_20_Link">ЦЕЛЬ<text:tab/>3</text:a></text:p>
          <text:p text:style-name="P33"><text:a xlink:type="simple" xlink:href="#__RefHeading___Toc441_18915293" text:style-name="Index_20_Link" text:visited-style-name="Index_20_Link">ЗАДАНИЕ<text:tab/>3</text:a></text:p>
          <text:p text:style-name="P33"><text:a xlink:type="simple" xlink:href="#__RefHeading___Toc443_18915293" text:style-name="Index_20_Link" text:visited-style-name="Index_20_Link">ОПИСАНИЕ РАБОТЫ<text:tab/>4</text:a></text:p>
          <text:p text:style-name="P33"><text:a xlink:type="simple" xlink:href="#__RefHeading___Toc14228_1515385987" text:style-name="Index_20_Link" text:visited-style-name="Index_20_Link">ЗАКЛЮЧЕНИЕ<text:tab/>7</text:a></text:p>
          <text:p text:style-name="P33"><text:a xlink:type="simple" xlink:href="#__RefHeading___Toc447_18915293" text:style-name="Index_20_Link" text:visited-style-name="Index_20_Link">ПРИЛОЖЕНИЯ<text:tab/>8</text:a></text:p>
          <text:p text:style-name="P33"><text:a xlink:type="simple" xlink:href="#__RefHeading___Toc449_18915293" text:style-name="Index_20_Link" text:visited-style-name="Index_20_Link">Приложение 1: Исходный код программы sequential.cpp<text:tab/>8</text:a></text:p>
          <text:p text:style-name="P33"><text:a xlink:type="simple" xlink:href="#__RefHeading___Toc451_18915293" text:style-name="Index_20_Link" text:visited-style-name="Index_20_Link">Приложение 2: Исходный код программы parallel1.cpp<text:tab/>10</text:a></text:p>
          <text:p text:style-name="P33"><text:a xlink:type="simple" xlink:href="#__RefHeading___Toc451_18915293%20Copy%202%20Copy%201" text:style-name="Index_20_Link" text:visited-style-name="Index_20_Link">Приложение 3: Исходный код программы test_local.sh<text:tab/>12</text:a></text:p>
          <text:p text:style-name="P33"><text:a xlink:type="simple" xlink:href="#__RefHeading___Toc451_18915293%20Copy%202%20Copy%201%20Copy%201" text:style-name="Index_20_Link" text:visited-style-name="Index_20_Link">Приложение 4: Исходный код программы test_cluster.sh<text:tab/>13</text:a></text:p>
          <text:p text:style-name="P33"><text:a xlink:type="simple" xlink:href="#__RefHeading___Toc451_18915293%20Copy%202%20Copy%201%20Copy%201%20Copy%201" text:style-name="Index_20_Link" text:visited-style-name="Index_20_Link">Приложение 5: Исходный код программы makegraphs.py<text:tab/>13</text:a></text:p>
          <text:p text:style-name="P33"><text:a xlink:type="simple" xlink:href="#__RefHeading___Toc451_18915293%20Copy%201" text:style-name="Index_20_Link" text:visited-style-name="Index_20_Link">Приложение 6: Пример графика полученного с помощью программы makegraphs.py, результаты работы тестов получены с кластера<text:tab/>15</text:a></text:p>
        </text:index-body>
      </text:table-of-content>
      <text:p text:style-name="P15"/>
      <text:p text:style-name="P16"/>
      <text:h text:style-name="P40" text:outline-level="1" loext:marker-style-name="T18"><text:bookmark-start text:name="__RefHeading___Toc439_18915293"/><text:bookmark-start text:name="_Toc181300384"/><text:span text:style-name="T18">ЦЕЛЬ</text:span><text:bookmark-end text:name="__RefHeading___Toc439_18915293"/><text:bookmark-end text:name="_Toc181300384"/></text:h>
      <text:p text:style-name="P12">Научиться писать базовые параллельные программы с помощью <text:span text:style-name="T21">MPI</text:span>.</text:p>
      <text:h text:style-name="P41" text:outline-level="1" loext:marker-style-name="T18"><text:bookmark-start text:name="__RefHeading___Toc441_18915293"/><text:bookmark-start text:name="_Toc181300385"/><text:span text:style-name="T18">ЗАДАНИЕ</text:span><text:bookmark-end text:name="__RefHeading___Toc441_18915293"/><text:bookmark-end text:name="_Toc181300385"/></text:h>
      <text:list text:style-name="L1">
        <text:list-item>
          <text:p text:style-name="P50">Реализовать параллельный алгоритм умножения матрицы на матрицу при 2D решетке. </text:p>
        </text:list-item>
        <text:list-item>
          <text:p text:style-name="P50">Исследовать производительность параллельной программы в зависимости от размера матрицы и размера решетки. </text:p>
        </text:list-item>
        <text:list-item>
          <text:p text:style-name="P50">Выполнить профилирование программы с помощью MPE при использовании 16-и ядер.</text:p>
        </text:list-item>
      </text:list>
      <text:p text:style-name="P2"/>
      <text:h text:style-name="P29" text:outline-level="1"><text:bookmark-start text:name="__RefHeading___Toc443_18915293"/><text:bookmark-start text:name="_Toc181300386"/>ОПИСАНИЕ РАБОТЫ<text:bookmark-end text:name="__RefHeading___Toc443_18915293"/><text:bookmark-end text:name="_Toc181300386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20">MPI (Message Passing Interface)</text:span><text:span text:style-name="T103"> </text:span><text:span text:style-name="T104">- </text:span><text:span text:style-name="T49">программный интерфейс </text:span><text:span text:style-name="T50">(API)</text:span><text:span text:style-name="T49"> для передачи </text:span><text:span text:style-name="T50">информации</text:span><text:span text:style-name="T49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1"/>
      <text:list xml:id="list1928109361" text:style-name="L2">
        <text:list-item>
          <text:p text:style-name="P71">На языке С++ были написан<text:span text:style-name="T110">а </text:span>параллельн<text:span text:style-name="T102">ая </text:span><text:span text:style-name="T110">программа </text:span><text:span text:style-name="T29">parallel.cpp</text:span><text:span text:style-name="T110">,</text:span> реализующ<text:span text:style-name="T110">ая</text:span> параллельный алгоритм умножения матрицы на матрицу при 2D решетке. </text:p>
        </text:list-item>
      </text:list>
      <text:p text:style-name="P5"/>
      <text:p text:style-name="P36">Рассмотрю более подробно использование библиотеки <text:span text:style-name="T27">MPI</text:span> в параллельн<text:span text:style-name="T113">ой</text:span> программ<text:span text:style-name="T113">е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40">MPI_Init</text:span><text:span text:style-name="T22">(</text:span><text:span text:style-name="T45">&amp;</text:span><text:span text:style-name="T42">argc</text:span><text:span text:style-name="T22">, </text:span><text:span text:style-name="T45">&amp;</text:span><text:span text:style-name="T42">argv</text:span><text:span text:style-name="T22">);</text:span></text:p>
          </table:table-cell>
        </table:table-row>
      </table:table>
      <text:list text:style-name="L3">
        <text:list-header>
          <text:p text:style-name="P74" loext:marker-style-name="T19"><text:span text:style-name="T107">Инициализирует среду MPI. </text:span></text:p>
          <text:p text:style-name="P74" loext:marker-style-name="T19">При инициализации MPI создается предопределенная область связи, содержащая все процессы MPI-программы, с которой связывается предопределенный коммуникатор <text:span text:style-name="T25">MPI_COMM_WORLD</text:span>, объединяющий все процессоры в одну группу.</text:p>
          <text:p text:style-name="P74" loext:marker-style-name="T19"><text:a xlink:type="simple" xlink:href="https://www.mpich.org/static/docs/v3.3/www3/MPI_Init.html" text:style-name="Internet_20_link" text:visited-style-name="Visited_20_Internet_20_Link">https://www.mpich.org/static/docs/v3.3/www3/MPI_Init.html</text:a></text:p>
        </text:list-header>
      </text:list>
      <text:p text:style-name="P75" loext:marker-style-name="T19"><text:tab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38">int</text:span><text:span text:style-name="T22"> </text:span><text:span text:style-name="T42">rank</text:span><text:span text:style-name="T22">, </text:span><text:span text:style-name="T42">size</text:span><text:span text:style-name="T22">;</text:span></text:p>
            <text:p text:style-name="P18"><text:span text:style-name="T39">MPI_Comm_rank</text:span>(<text:span text:style-name="T37">MPI_COMM_WORLD</text:span>, <text:span text:style-name="T44">&amp;</text:span><text:span text:style-name="T41">rank</text:span>);<text:span text:style-name="T100"> </text:span></text:p>
            <text:p text:style-name="P18"><text:span text:style-name="T39">MPI_Comm_size</text:span>(<text:span text:style-name="T37">MPI_COMM_WORLD</text:span>, <text:span text:style-name="T44">&amp;</text:span><text:span text:style-name="T41">size</text:span>);<text:span text:style-name="T100"> </text:span></text:p>
          </table:table-cell>
        </table:table-row>
      </table:table>
      <text:list text:style-name="L4">
        <text:list-item>
          <text:p text:style-name="P77" loext:marker-style-name="T19"><text:span text:style-name="T25">int MPI_Comm_rank(MPI_COMM_WORLD, int *rank)</text:span><text:span text:style-name="T28"> </text:span><text:span text:style-name="T114">- ф</text:span>ункция возвращает номер процесса, вызвавшего эту функцию. </text:p>
          <text:p text:style-name="P77" loext:marker-style-name="T19">Номера процессов лежат в диапазоне <text:span text:style-name="T114">от </text:span>0 <text:span text:style-name="T114">до </text:span>size-1 (значение size может быть определено с помощью <text:span text:style-name="T115">функции </text:span><text:span text:style-name="T30">MPI_Comm_size</text:span>).</text:p>
        </text:list-item>
        <text:list-item>
          <text:p text:style-name="P77" loext:marker-style-name="T19"><text:span text:style-name="T25">int MPI_Comm_size(MPI_COMM_WORLD, int *size)</text:span> - <text:span text:style-name="T116">ф</text:span>ункция возвращает количество процессов в области связи коммуникатора <text:span text:style-name="T25">MPI_COMM_WORLD</text:span>. </text:p>
        </text:list-item>
      </text:list>
      <text:p text:style-name="P76" loext:marker-style-name="T19"><text:tab/><text:a xlink:type="simple" xlink:href="https://www.mpich.org/static/docs/v3.3/www3/MPI_Comm_rank.html" text:style-name="Internet_20_link" text:visited-style-name="Visited_20_Internet_20_Link">https://www.mpich.org/static/docs/v3.3/www3/MPI_Comm_rank.html</text:a><text:tab/></text:p>
      <text:p text:style-name="P76" loext:marker-style-name="T19"><text:tab/><text:a xlink:type="simple" xlink:href="https://www.mpich.org/static/docs/v4.1/www3/MPI_Comm_size.html" text:style-name="Internet_20_link" text:visited-style-name="Visited_20_Internet_20_Link">https://www.mpich.org/static/docs/v4.1/www3/MPI_Comm_size.html</text:a></text:p>
      <text:p text:style-name="P78" loext:marker-style-name="T19"><text:tab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9"><text:span text:style-name="T37">int</text:span> <text:span text:style-name="T41">dims</text:span>[<text:span text:style-name="T46">2</text:span>] <text:span text:style-name="T44">=</text:span> {<text:span text:style-name="T46">0</text:span>, <text:span text:style-name="T46">0</text:span>};</text:p>
            <text:p text:style-name="P17"><text:span text:style-name="T39">MPI_Dims_create</text:span>(<text:span text:style-name="T41">size</text:span>, <text:span text:style-name="T46">2</text:span>, <text:span text:style-name="T41">dims</text:span>);</text:p>
            <text:p text:style-name="P17"><text:span text:style-name="T37">int</text:span> <text:span text:style-name="T41">p1</text:span> <text:span text:style-name="T44">=</text:span> <text:span text:style-name="T41">dims</text:span>[<text:span text:style-name="T46">0</text:span>], <text:span text:style-name="T41">p2</text:span> <text:span text:style-name="T44">=</text:span> <text:span text:style-name="T41">dims</text:span>[<text:span text:style-name="T46">1</text:span>];</text:p>
          </table:table-cell>
        </table:table-row>
      </table:table>
      <text:p text:style-name="P79" loext:marker-style-name="T19"><text:span text:style-name="T35">int MPI_Dims_create(int nnodes, int ndims, int *dims) - </text:span><text:span text:style-name="T126">д</text:span>ля декартовой топологии <text:s/><text:span text:style-name="T25">MPI_Dims_create </text:span><text:span text:style-name="T120">выб</text:span><text:span text:style-name="T122">ирает</text:span><text:span text:style-name="T120"> сбалансированное распределение процессов</text:span> по направлению координат, в зависимости от числа процессов в группе и необязательных ограничений, которые могут быть определены пользователем. Одно возможное использование этой функции - это разбиение всех процессов (размер группы MPI_COMM_WORLD) в N-мерную топологию.</text:p>
      <text:p text:style-name="P93" loext:marker-style-name="T19"><text:span text:style-name="T129">П</text:span>араметры: </text:p>
      <text:list text:style-name="L5">
        <text:list-item>
          <text:p text:style-name="P81" loext:marker-style-name="T19"><text:span text:style-name="T35">nnodes</text:span><text:span text:style-name="T127"> количество узлов в решетке </text:span></text:p>
        </text:list-item>
        <text:list-item>
          <text:p text:style-name="P81" loext:marker-style-name="T19"><text:span text:style-name="T35">ndims</text:span><text:span text:style-name="T127"> мерность декартовой топологии </text:span></text:p>
        </text:list-item>
        <text:list-item>
          <text:p text:style-name="P81" loext:marker-style-name="T19"><text:span text:style-name="T35">dims</text:span><text:span text:style-name="T127"> целочисленный массив, определяющий количество узлов в каждой размерности</text:span></text:p>
        </text:list-item>
      </text:list>
      <text:p text:style-name="P79" loext:marker-style-name="T19"><text:a xlink:type="simple" xlink:href="https://www.mpich.org/static/docs/latest/www3/MPI_Dims_create.html" text:style-name="Internet_20_link" text:visited-style-name="Visited_20_Internet_20_Link">https://www.mpich.org/static/docs/latest/www3/MPI_Dims_create.html</text:a></text:p>
      <text:p text:style-name="P76" loext:marker-style-name="T1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<text:span text:style-name="T37">int</text:span> <text:span text:style-name="T41">dims</text:span>[<text:span text:style-name="T46">2</text:span>] <text:span text:style-name="T44">=</text:span> {<text:span text:style-name="T41">p1</text:span>, <text:span text:style-name="T41">p2</text:span>};</text:p>
            <text:p text:style-name="P17"><text:span text:style-name="T37">int</text:span> <text:span text:style-name="T41">periods</text:span>[<text:span text:style-name="T46">2</text:span>] <text:span text:style-name="T44">=</text:span> {<text:span text:style-name="T46">0</text:span>, <text:span text:style-name="T46">0</text:span>};</text:p>
            <text:p text:style-name="P17"><text:span text:style-name="T43">MPI_Comm</text:span> <text:span text:style-name="T41">comm_grid</text:span>;</text:p>
            <text:p text:style-name="P17"><text:soft-page-break/><text:span text:style-name="T39">MPI_Cart_create</text:span>(<text:span text:style-name="T37">MPI_COMM_WORLD</text:span>, <text:span text:style-name="T46">2</text:span>, <text:span text:style-name="T41">dims</text:span>, <text:span text:style-name="T41">periods</text:span>, <text:span text:style-name="T46">0</text:span>, <text:span text:style-name="T44">&amp;</text:span><text:span text:style-name="T41">comm_grid</text:span>);</text:p>
          </table:table-cell>
        </table:table-row>
      </table:table>
      <text:p text:style-name="P82" loext:marker-style-name="T19"><text:span text:style-name="T29">int MPI_Cart_create(MPI_Comm comm_old, int ndims, int *dims, int *periods, int reorder, MPI Comm *comm_cart)</text:span><text:span text:style-name="T117"> - </text:span><text:span text:style-name="T121">ф</text:span><text:span text:style-name="T120">ункция, конструирующая декартову топологию</text:span>.</text:p>
      <text:p text:style-name="P82" loext:marker-style-name="T19"><text:span text:style-name="T119">В</text:span><text:span text:style-name="T117">озвращает управление новому коммуникатору </text:span><text:span text:style-name="T118">(в моем случае </text:span><text:span text:style-name="T31">comm_grid</text:span><text:span text:style-name="T118">)</text:span><text:span text:style-name="T117">, к которому присоединена информация декартовой топологии. Эта функция коллективная. Как в случае с другими коллективными функциями, вызов ее должен быть синхронизован во всех процессах. </text:span></text:p>
      <text:p text:style-name="P94" loext:marker-style-name="T19">Если<text:span text:style-name="T25"> reorder = false </text:span><text:span text:style-name="T118">(мой случай)</text:span>, то ранг каждого процесса в новой группе идентичен ее рангу в старой группе. Иначе функция может переупорядочивать процессы (возможно, чтобы выбрать хорошее отображение виртуальной топологии на физическую топологию).</text:p>
      <text:p text:style-name="P94" loext:marker-style-name="T19"><text:a xlink:type="simple" xlink:href="https://www.mpich.org/static/docs/latest/www3/MPI_Cart_create.html" text:style-name="Internet_20_link" text:visited-style-name="Visited_20_Internet_20_Link">https://www.mpich.org/static/docs/latest/www3/MPI_Cart_create.html</text:a></text:p>
      <text:p text:style-name="P83" loext:marker-style-name="T1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37">int</text:span> <text:span text:style-name="T41">coords</text:span>[<text:span text:style-name="T46">2</text:span>];</text:p>
            <text:p text:style-name="P17"><text:span text:style-name="T39">MPI_Cart_coords</text:span>(<text:span text:style-name="T41">comm_grid</text:span>, <text:span text:style-name="T41">rank</text:span>, <text:span text:style-name="T46">2</text:span>, <text:span text:style-name="T41">coords</text:span>);</text:p>
          </table:table-cell>
        </table:table-row>
      </table:table>
      <text:p text:style-name="P84" loext:marker-style-name="T19"><text:span text:style-name="T25">int MPI_Cart_coords(MPI_Comm comm, int rank, int maxdims, int *coords)</text:span> - переводит ранг процесса в координаты процесса в топологии. Это обратное отображение <text:span text:style-name="T25">MPI_Cart_rank</text:span>. <text:span text:style-name="T123">В моем случае декарт</text:span><text:span text:style-name="T128">о</text:span><text:span text:style-name="T123">вы координаты процесса записываются в массив </text:span><text:span text:style-name="T32">coords[2]</text:span><text:span text:style-name="T123">.</text:span></text:p>
      <text:p text:style-name="P84" loext:marker-style-name="T19"><text:a xlink:type="simple" xlink:href="https://www.mpich.org/static/docs/v3.1/www3/MPI_Cart_coords.html" text:style-name="Internet_20_link" text:visited-style-name="Visited_20_Internet_20_Link">https://www.mpich.org/static/docs/v3.1/www3/MPI_Cart_coords.html</text:a></text:p>
      <text:p text:style-name="P84" loext:marker-style-name="T19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0"><text:span text:style-name="T43">MPI_Comm</text:span> <text:span text:style-name="T41">comm_row</text:span>, <text:span text:style-name="T41">comm_col</text:span>;</text:p>
            <text:p text:style-name="P17"><text:span text:style-name="T37">int</text:span> <text:span text:style-name="T41">remain_dims_row</text:span>[<text:span text:style-name="T46">2</text:span>] <text:span text:style-name="T44">=</text:span> {<text:span text:style-name="T37">false</text:span>, <text:span text:style-name="T37">true</text:span>};</text:p>
            <text:p text:style-name="P17"><text:span text:style-name="T37">int</text:span> <text:span text:style-name="T41">remain_dims_col</text:span>[<text:span text:style-name="T46">2</text:span>] <text:span text:style-name="T44">=</text:span> {<text:span text:style-name="T37">true</text:span>, <text:span text:style-name="T37">false</text:span>};</text:p>
            <text:p text:style-name="P17"><text:span text:style-name="T39">MPI_Cart_sub</text:span>(<text:span text:style-name="T41">comm_grid</text:span>, <text:span text:style-name="T41">remain_dims_row</text:span>, <text:span text:style-name="T44">&amp;</text:span><text:span text:style-name="T41">comm_row</text:span>);</text:p>
            <text:p text:style-name="P17"><text:span text:style-name="T39">MPI_Cart_sub</text:span>(<text:span text:style-name="T41">comm_grid</text:span>, <text:span text:style-name="T41">remain_dims_col</text:span>, <text:span text:style-name="T44">&amp;</text:span><text:span text:style-name="T41">comm_col</text:span>);</text:p>
          </table:table-cell>
        </table:table-row>
      </table:table>
      <text:p text:style-name="P51" loext:marker-style-name="T19"><text:span text:style-name="T80">int MPI_Cart_sub(MPI_Comm comm, const int remain_dims[], MPI_Comm *newcomm)</text:span><text:span text:style-name="T54"> - </text:span><text:span text:style-name="T55">р</text:span><text:span text:style-name="T70">азделяет коммуникатор </text:span><text:span text:style-name="T86">comm_grid</text:span><text:span text:style-name="T71"> </text:span><text:span text:style-name="T70">на подгруппы </text:span><text:span text:style-name="T71">(</text:span><text:span text:style-name="T86">comm_row, comm_col</text:span><text:span text:style-name="T71">)</text:span><text:span text:style-name="T70">, которые образуют низкомерные декартовые подсети.</text:span></text:p>
      <text:p text:style-name="P59" loext:marker-style-name="T19"><text:span text:style-name="T70">Параметры:</text:span></text:p>
      <text:list text:style-name="L6">
        <text:list-item>
          <text:p text:style-name="P102" loext:marker-style-name="T19"><text:span text:style-name="Emphasis"><text:span text:style-name="T75">c</text:span></text:span><text:span text:style-name="Emphasis"><text:span text:style-name="T74">omm</text:span></text:span><text:span text:style-name="Emphasis"><text:span text:style-name="T72"> - </text:span></text:span><text:span text:style-name="Emphasis"><text:span text:style-name="T73">к</text:span></text:span><text:span text:style-name="T70">оммуникатор с декартовой структурой.</text:span></text:p>
        </text:list-item>
        <text:list-item>
          <text:p text:style-name="P102" loext:marker-style-name="T19"><text:span text:style-name="Emphasis"><text:span text:style-name="T76">remain_dims</text:span></text:span><text:span text:style-name="T76"> [in] </text:span><text:span text:style-name="T51">- </text:span><text:span text:style-name="Emphasis"><text:span text:style-name="T51">I-ая</text:span></text:span><text:span text:style-name="T51"> запись </text:span><text:span text:style-name="Emphasis"><text:span text:style-name="T76">remain_dims</text:span></text:span><text:span text:style-name="T51"> указывает, хранится ли </text:span><text:span text:style-name="Emphasis"><text:span text:style-name="T51">i-е</text:span></text:span><text:span text:style-name="T51"> измерение в подсети (true) или удаляется (false).</text:span></text:p>
        </text:list-item>
        <text:list-item>
          <text:p text:style-name="P102" loext:marker-style-name="T19"><text:span text:style-name="Emphasis"><text:span text:style-name="T76">newcomm</text:span></text:span><text:span text:style-name="T76"> [out] –</text:span><text:span text:style-name="T51"> </text:span><text:span text:style-name="T67">коммуникатор,</text:span><text:span text:style-name="T51"> содержащий вложенную сетку, включающую вызывающий процесс.</text:span></text:p>
        </text:list-item>
      </text:list>
      <text:p text:style-name="P85" loext:marker-style-name="T19"><text:a xlink:type="simple" xlink:href="https://www.mpich.org/static/docs/latest/www3/MPI_Cart_sub.html" text:style-name="Internet_20_link" text:visited-style-name="Visited_20_Internet_20_Link">https://www.mpich.org/static/docs/latest/www3/MPI_Cart_sub.html</text:a></text:p>
      <text:p text:style-name="P85" loext:marker-style-name="T1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<text:span text:style-name="T39">MPI_Type_vector</text:span>(<text:span text:style-name="T41">n2</text:span>, <text:span text:style-name="T41">local_n3</text:span>, <text:span text:style-name="T41">n3</text:span>, <text:span text:style-name="T37">MPI_FLOAT</text:span>, <text:span text:style-name="T44">&amp;</text:span><text:span text:style-name="T41">column_type</text:span>);</text:p>
            <text:p text:style-name="P17"><text:span text:style-name="T39">MPI_Type_commit</text:span>(<text:span text:style-name="T44">&amp;</text:span><text:span text:style-name="T41">column_type</text:span>);</text:p>
          </table:table-cell>
        </table:table-row>
      </table:table>
      <text:list text:style-name="L7">
        <text:list-item>
          <text:p text:style-name="P86" loext:marker-style-name="T19"><text:span text:style-name="T36">MPI_Type_vector</text:span><text:span text:style-name="T130"> - о</text:span><text:span text:style-name="T51">пределяет новый тип данных </text:span><text:span text:style-name="T68">(</text:span><text:span text:style-name="T78">column_type</text:span><text:span text:style-name="T68">)</text:span><text:span text:style-name="T51">, состоящий из указанного числа блоков указанного размера </text:span><text:span text:style-name="T68">(</text:span><text:span text:style-name="T78">n2</text:span><text:span text:style-name="T68">)</text:span><text:span text:style-name="T51">. Каждый блок представляет собой объединение одного и того же числа элементов существующего типа данных.</text:span></text:p>
          <text:p text:style-name="P95" loext:marker-style-name="T19"><text:span text:style-name="T51">Параметры:</text:span></text:p>
        </text:list-item>
      </text:list>
      <text:list text:style-name="L8">
        <text:list-item>
          <text:p text:style-name="P104" loext:marker-style-name="T19"><text:span text:style-name="Teletype"><text:span text:style-name="Emphasis"><text:span text:style-name="T81">count</text:span></text:span></text:span><text:span text:style-name="Teletype"><text:span text:style-name="Emphasis"><text:span text:style-name="T57"> </text:span></text:span></text:span><text:span text:style-name="Emphasis"><text:span text:style-name="T89">-</text:span></text:span><text:span text:style-name="Emphasis"><text:span text:style-name="T57"> </text:span></text:span><text:span text:style-name="Emphasis"><text:span text:style-name="T56">к</text:span></text:span><text:span text:style-name="Teletype"><text:span text:style-name="T57">оличество блоков в созданном векторе.</text:span></text:span></text:p>
        </text:list-item>
        <text:list-item>
          <text:p text:style-name="P105" loext:marker-style-name="T19"><text:span text:style-name="Teletype"><text:span text:style-name="Emphasis"><text:span text:style-name="T80">b</text:span></text:span></text:span><text:span text:style-name="Teletype"><text:span text:style-name="Emphasis"><text:span text:style-name="T81">locklength</text:span></text:span></text:span><text:span text:style-name="Teletype"><text:span text:style-name="Emphasis"><text:span text:style-name="T57"> - </text:span></text:span></text:span><text:span text:style-name="Teletype"><text:span text:style-name="Emphasis"><text:span text:style-name="T56">к</text:span></text:span></text:span><text:span text:style-name="Teletype"><text:span text:style-name="T57">оличество элементов в каждом блоке.</text:span></text:span></text:p>
        </text:list-item>
        <text:list-item>
          <text:p text:style-name="P105" loext:marker-style-name="T19"><text:span text:style-name="Teletype"><text:span text:style-name="Emphasis"><text:span text:style-name="T80">stride</text:span></text:span></text:span><text:span text:style-name="Teletype"><text:span text:style-name="Emphasis"><text:span text:style-name="T56"> - </text:span></text:span></text:span><text:span text:style-name="Teletype"><text:span text:style-name="Emphasis"><text:span text:style-name="T58">ш</text:span></text:span></text:span><text:span text:style-name="Teletype"><text:span text:style-name="Emphasis"><text:span text:style-name="T57">аг - </text:span></text:span></text:span><text:span text:style-name="Teletype"><text:span text:style-name="Emphasis"><text:span text:style-name="T56">к</text:span></text:span></text:span><text:span text:style-name="Teletype"><text:span text:style-name="T57">оличество элементов между началом одного блока и началом следующего блока.</text:span></text:span></text:p>
        </text:list-item>
        <text:list-item>
          <text:p text:style-name="P105" loext:marker-style-name="T19"><text:soft-page-break/><text:span text:style-name="Teletype"><text:span text:style-name="Emphasis"><text:span text:style-name="T80">oldtype</text:span></text:span></text:span><text:span text:style-name="Teletype"><text:span text:style-name="Emphasis"><text:span text:style-name="T56"> - </text:span></text:span></text:span><text:span text:style-name="Teletype"><text:span text:style-name="Emphasis"><text:span text:style-name="T57">старый тип </text:span></text:span></text:span><text:span text:style-name="Teletype"><text:span text:style-name="T57">данных каждого элемента.</text:span></text:span></text:p>
        </text:list-item>
        <text:list-item>
          <text:p text:style-name="P105" loext:marker-style-name="T19"><text:span text:style-name="Teletype"><text:span text:style-name="Emphasis"><text:span text:style-name="T81">newtype</text:span></text:span></text:span><text:span text:style-name="Teletype"><text:span text:style-name="T81"> </text:span></text:span><text:span text:style-name="Teletype"><text:span text:style-name="T57">[out] - </text:span></text:span><text:span text:style-name="Teletype"><text:span text:style-name="T56">п</text:span></text:span><text:span text:style-name="Teletype"><text:span text:style-name="T57">ри возврате содержит дескриптор </text:span></text:span><text:a xlink:type="simple" xlink:href="https://learn.microsoft.com/ru-ru/message-passing-interface/mpi-datatype-enumeration" text:style-name="Internet_20_link" text:visited-style-name="Visited_20_Internet_20_Link"><text:span text:style-name="Teletype"><text:span text:style-name="Strong_20_Emphasis"><text:span text:style-name="T90">MPI_Datatype</text:span></text:span></text:span></text:a><text:span text:style-name="Teletype"><text:span text:style-name="T57">, представляющий новый тип данных.</text:span></text:span></text:p>
          <text:p text:style-name="P106" loext:marker-style-name="T19"><text:a xlink:type="simple" xlink:href="https://www.mpich.org/static/docs/latest/www3/MPI_Type_vector.html" text:style-name="Internet_20_link" text:visited-style-name="Visited_20_Internet_20_Link"><text:span text:style-name="Teletype"><text:span text:style-name="T57">https://www.mpich.org/static/docs/latest/www3/MPI_Type_vector.html</text:span></text:span></text:a></text:p>
        </text:list-item>
      </text:list>
      <text:list text:style-name="L9">
        <text:list-item>
          <text:p text:style-name="P96" loext:marker-style-name="T19"><text:span text:style-name="Teletype"><text:span text:style-name="T82">MPI_Type_commit</text:span></text:span><text:span text:style-name="Teletype"><text:span text:style-name="T59"> - фиксирует тип данных. </text:span></text:span><text:span text:style-name="Teletype"><text:span text:style-name="T60">Принимает один параметр – тип данных для фиксации.</text:span></text:span></text:p>
          <text:p text:style-name="P96" loext:marker-style-name="T19"><text:a xlink:type="simple" xlink:href="https://www.mpich.org/static/docs/latest/www3/MPI_Type_commit.html" text:style-name="Internet_20_link" text:visited-style-name="Visited_20_Internet_20_Link"><text:span text:style-name="Teletype"><text:span text:style-name="T59">https://www.mpich.org/static/docs/latest/www3/MPI_Type_commit.html</text:span></text:span></text:a></text:p>
        </text:list-item>
      </text:list>
      <text:p text:style-name="P87" loext:marker-style-name="T1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7">// local_A рассылаю по столбцам, local_B по строкам</text:p>
            <text:p text:style-name="P17"><text:span text:style-name="T39">MPI_Bcast</text:span>(<text:span text:style-name="T41">local_A</text:span>.<text:span text:style-name="T39">data</text:span>(), <text:span text:style-name="T41">local_n1</text:span> <text:span text:style-name="T44">*</text:span> <text:span text:style-name="T41">n2</text:span>, <text:span text:style-name="T37">MPI_FLOAT</text:span>, <text:span text:style-name="T46">0</text:span>, <text:span text:style-name="T41">comm_col</text:span>);</text:p>
            <text:p text:style-name="P17"><text:span text:style-name="T39">MPI_Bcast</text:span>(<text:span text:style-name="T41">local_B</text:span>.<text:span text:style-name="T39">data</text:span>(), <text:span text:style-name="T41">n2</text:span> <text:span text:style-name="T44">*</text:span> <text:span text:style-name="T41">local_n3</text:span>, <text:span text:style-name="T37">MPI_FLOAT</text:span>, <text:span text:style-name="T46">0</text:span>, <text:span text:style-name="T41">comm_row</text:span>);</text:p>
          </table:table-cell>
        </table:table-row>
      </table:table>
      <text:p text:style-name="P88" loext:marker-style-name="T19"><text:span text:style-name="T25">int MPI_Bcast(void* buffer, int count, MPI_Datatype datatype, int root, MPI_COMM_WORLD)</text:span> - <text:span text:style-name="T124">ш</text:span>ироковещательная рассылка данных. </text:p>
      <text:p text:style-name="P89" loext:marker-style-name="T19">Процесс с номером <text:span text:style-name="T25">root</text:span> рассылает сообщение <text:span text:style-name="T125">длиной </text:span><text:span text:style-name="T33">count</text:span><text:span text:style-name="T125"> элементов </text:span>из своего буфера<text:span text:style-name="T124"> </text:span>передачи <text:span text:style-name="T34">buffer </text:span>всем процессам области связи коммуникатора <text:span text:style-name="T25">comm</text:span>. </text:p>
      <text:p text:style-name="P90" loext:marker-style-name="T19"><text:a xlink:type="simple" xlink:href="https://www.mpich.org/static/docs/v3.1/www3/MPI_Bcast.html" text:style-name="Internet_20_link" text:visited-style-name="Visited_20_Internet_20_Link">https://www.mpich.org/static/docs/v3.1/www3/MPI_Bcast.html</text:a></text:p>
      <text:p text:style-name="P90" loext:marker-style-name="T1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97">// получаю ранг процесса в коммуникаторе сетки</text:p>
            <text:p text:style-name="P23"><text:span text:style-name="T39">MPI_Cart_rank</text:span>(<text:span text:style-name="T41">comm_grid</text:span>, <text:span text:style-name="T41">current_coords</text:span>, <text:span text:style-name="T44">&amp;</text:span><text:span text:style-name="T41">global_rank</text:span>);<text:span text:style-name="T100"> </text:span></text:p>
          </table:table-cell>
        </table:table-row>
      </table:table>
      <text:p text:style-name="P52" loext:marker-style-name="T19"><text:span text:style-name="T80">int MPI_Cart_rank(MPI_Comm comm, const int coords[], int *rank) </text:span><text:span text:style-name="T56">- </text:span><text:span text:style-name="T61">о</text:span><text:span text:style-name="T51">пределяет ранг процесса в коммуникаторе </text:span><text:span text:style-name="T69">(</text:span><text:span text:style-name="T79">comm_grid</text:span><text:span text:style-name="T69">)</text:span><text:span text:style-name="T51">, заданном декартовом расположении </text:span><text:span text:style-name="T79">current_coords</text:span><text:span text:style-name="T51">.</text:span></text:p>
      <text:p text:style-name="P60" loext:marker-style-name="T19"><text:span text:style-name="T91">Парамтеры:</text:span></text:p>
      <text:list text:style-name="L10">
        <text:list-item>
          <text:p text:style-name="P54" loext:marker-style-name="T19"><text:span text:style-name="Emphasis"><text:span text:style-name="T69">comm - к</text:span></text:span><text:span text:style-name="T69">оммуникатор с декартовой структурой.</text:span></text:p>
        </text:list-item>
        <text:list-item>
          <text:p text:style-name="P54" loext:marker-style-name="T19"><text:span text:style-name="Emphasis"><text:span text:style-name="T51">coords</text:span></text:span><text:span text:style-name="T51"> [in] - </text:span><text:span text:style-name="T69">м</text:span><text:span text:style-name="T51">ассив целых чисел (размер </text:span><text:span text:style-name="Emphasis"><text:span text:style-name="T51">ndims</text:span></text:span><text:span text:style-name="T51">, количество измерений декартовой топологии, связанной с </text:span><text:span text:style-name="Emphasis"><text:span text:style-name="T51">comm</text:span></text:span><text:span text:style-name="T51">), указывающий декартовые координаты процесса.</text:span></text:p>
        </text:list-item>
        <text:list-item>
          <text:p text:style-name="P54" loext:marker-style-name="T19"><text:span text:style-name="Emphasis"><text:span text:style-name="T51">rank</text:span></text:span><text:span text:style-name="T51"> [out] - </text:span><text:span text:style-name="T69">р</text:span><text:span text:style-name="T51">анг указанного процесса.</text:span></text:p>
        </text:list-item>
      </text:list>
      <text:p text:style-name="P53" loext:marker-style-name="T19"><text:a xlink:type="simple" xlink:href="https://www.mpich.org/static/docs/latest/www3/MPI_Cart_rank.html" text:style-name="Internet_20_link" text:visited-style-name="Visited_20_Internet_20_Link"><text:span text:style-name="T92">https://www.mpich.org/static/docs/latest/www3/MPI_Cart_rank.html</text:span></text:a></text:p>
      <text:p text:style-name="P53" loext:marker-style-name="T19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4"><text:span text:style-name="T39">MPI_Gatherv</text:span>(<text:span text:style-name="T41">local_C</text:span>.<text:span text:style-name="T39">data</text:span>(), <text:span text:style-name="T41">local_n1</text:span> <text:span text:style-name="T44">*</text:span> <text:span text:style-name="T41">local_n3</text:span>, <text:span text:style-name="T37">MPI_FLOAT</text:span>, </text:p>
            <text:p text:style-name="P24"><text:span text:style-name="T41">C</text:span>.<text:span text:style-name="T39">data</text:span>(), <text:span text:style-name="T41">recvcounts</text:span>.<text:span text:style-name="T39">data</text:span>(), <text:span text:style-name="T41">displs</text:span>.<text:span text:style-name="T39">data</text:span>(), <text:span text:style-name="T37">MPI_FLOAT</text:span>,</text:p>
            <text:p text:style-name="P17"><text:span text:style-name="T46">0</text:span>, <text:span text:style-name="T41">comm_grid</text:span>);</text:p>
          </table:table-cell>
        </table:table-row>
      </table:table>
      <text:p text:style-name="P61" loext:marker-style-name="T19"><text:span text:style-name="T80">int MPI_Gatherv(const void *sendbuf, int sendcount, MPI_Datatype sendtype, void *recvbuf, const int recvcounts[], const int displs[], MPI_Datatype recvtype, int root, MPI_Comm comm) - </text:span><text:span text:style-name="T63">сборка (gather) распределенного по процессам массива в один массив с сохранением его в адресном пространстве выделенного (</text:span><text:span text:style-name="T80">root</text:span><text:span text:style-name="T63">) процесса.</text:span></text:p>
      <text:p text:style-name="P63" loext:marker-style-name="T19"><text:span text:style-name="T65">Отсутствующие в</text:span><text:span text:style-name="T63"> </text:span><text:span text:style-name="T87">MPI_Gather</text:span><text:span text:style-name="T63"> параметры:</text:span></text:p>
      <text:list text:style-name="L11">
        <text:list-item>
          <text:p text:style-name="P103" loext:marker-style-name="T19"><text:span text:style-name="Emphasis"><text:span text:style-name="T83">recvcounts[] </text:span></text:span><text:span text:style-name="T64">- количество элементов, полученных из каждого процесса. Каждый элемент в массиве соответствует рангу процесса отправки. Если счетчик равен нулю, часть данных сообщения пуста. Этот параметр имеет значение только в корневом процессе.</text:span></text:p>
        </text:list-item>
        <text:list-item>
          <text:p text:style-name="P103" loext:marker-style-name="T19"><text:span text:style-name="Emphasis"><text:span text:style-name="T80">displs[]</text:span></text:span><text:span text:style-name="T63"> - </text:span><text:span text:style-name="T64">р</text:span><text:span text:style-name="T63">асположение данных из каждого процесса коммуникатора относительно параметра </text:span><text:span text:style-name="Emphasis"><text:span text:style-name="T80">recvbuf</text:span></text:span><text:span text:style-name="T63"> . Данные, полученные из процесса </text:span><text:span text:style-name="Emphasis"><text:span text:style-name="T66">j</text:span></text:span><text:span text:style-name="T63"> , помещаются в буфер получения элементов корневого смещения процесса </text:span><text:span text:style-name="Emphasis"><text:span text:style-name="T80">displs[j]</text:span></text:span><text:span text:style-name="T63"> из </text:span><text:span text:style-name="T64">указателя </text:span><text:span text:style-name="T83">sendbuf</text:span><text:span text:style-name="T63">.</text:span></text:p>
        </text:list-item>
      </text:list>
      <text:p text:style-name="P62" loext:marker-style-name="T19"><text:a xlink:type="simple" xlink:href="https://www.mpich.org/static/docs/v4.1/www3/MPI_Gatherv.html" text:style-name="Internet_20_link" text:visited-style-name="Visited_20_Internet_20_Link"><text:span text:style-name="T93">https://www.mpich.org/static/docs/v4.1/www3/MPI_Gatherv.html</text:span></text:a></text:p>
      <text:p text:style-name="P62" loext:marker-style-name="T19"><text:span text:style-name="T63"/></text:p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26"><text:span text:style-name="T39">MPI_Type_free</text:span>(<text:span text:style-name="T44">&amp;</text:span><text:span text:style-name="T41">column_type</text:span>);</text:p>
          </table:table-cell>
        </table:table-row>
      </table:table>
      <text:p text:style-name="P64" loext:marker-style-name="T19"><text:span text:style-name="T80">int MPI_Type_free(MPI_Datatype *datatype)</text:span><text:span text:style-name="T87"> – освобождает тип данных.</text:span></text:p>
      <text:p text:style-name="P66" loext:marker-style-name="T19"><text:span text:style-name="T105">После использования пользовательский описатель должен быть очищен функцией </text:span><text:span text:style-name="T106">MPI_Type_free</text:span><text:span text:style-name="T105">.</text:span></text:p>
      <text:p text:style-name="P65" loext:marker-style-name="T19"><text:a xlink:type="simple" xlink:href="https://www.mpich.org/static/docs/v3.1/www3/MPI_Type_free.html" text:style-name="Internet_20_link" text:visited-style-name="Visited_20_Internet_20_Link"><text:span text:style-name="T95">https://www.mpich.org/static/docs/v3.1/www3/MPI_Type_free.html</text:span></text:a></text:p>
      <text:p text:style-name="P55" loext:marker-style-name="T19"><text:span text:style-name="T94"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5"><text:span text:style-name="T39">MPI_Comm_free</text:span>(<text:span text:style-name="T44">&amp;</text:span><text:span text:style-name="T41">comm_row</text:span>);</text:p>
            <text:p text:style-name="P17"><text:span text:style-name="T39">MPI_Comm_free</text:span>(<text:span text:style-name="T44">&amp;</text:span><text:span text:style-name="T41">comm_col</text:span>);</text:p>
            <text:p text:style-name="P17"><text:span text:style-name="T39">MPI_Comm_free</text:span>(<text:span text:style-name="T44">&amp;</text:span><text:span text:style-name="T41">comm_grid</text:span>);</text:p>
          </table:table-cell>
        </table:table-row>
      </table:table>
      <text:p text:style-name="P56" loext:marker-style-name="T19"><text:span text:style-name="T84">int MPI_Comm_free(MPI_Comm *comm) –</text:span><text:span text:style-name="T62"> освобождение ранее выделенного пользовательского коммуникатора.</text:span></text:p>
      <text:p text:style-name="P57" loext:marker-style-name="T19"><text:span text:style-name="Teletype"><text:span text:style-name="T62">Удаляется пользовательская ссылка на коммуникатор, comm </text:span></text:span><text:span text:style-name="Teletype"><text:span text:style-name="T56">сброшен в </text:span></text:span><text:span text:style-name="Teletype"><text:span text:style-name="T80">MPI_COMM_NULL</text:span></text:span><text:span text:style-name="Teletype"><text:span text:style-name="T56">. Так как других ссылок на коммуникатор нет, его описание удаляется из системных данных.</text:span></text:span></text:p>
      <text:p text:style-name="P57" loext:marker-style-name="T19"><text:a xlink:type="simple" xlink:href="https://www.mpich.org/static/docs/latest/www3/MPI_Comm_free.html" text:style-name="Internet_20_link" text:visited-style-name="Visited_20_Internet_20_Link"><text:span text:style-name="T96">https://www.mpich.org/static/docs/latest/www3/MPI_Comm_free.html</text:span></text:a><text:span text:style-name="T96"/></text:p>
      <text:p text:style-name="P99" loext:marker-style-name="T1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7"><text:span text:style-name="T40">MPI_Finalize</text:span><text:span text:style-name="T22">();</text:span></text:p>
          </table:table-cell>
        </table:table-row>
      </table:table>
      <text:p text:style-name="P91" loext:marker-style-name="T19"><text:span text:style-name="T107"><text:tab/></text:span>Функция закрывает все MPI-процессы и ликвидирует все области связи.</text:p>
      <text:p text:style-name="P99" loext:marker-style-name="T19"><text:span text:style-name="T131"><text:tab/>После <text:tab/>выполнения этой функции уже никакие другие MPI функции не могут <text:tab/>использоваться.</text:span></text:p>
      <text:p text:style-name="P99" loext:marker-style-name="T19"><text:span text:style-name="T96"><text:tab/></text:span><text:a xlink:type="simple" xlink:href="https://www.mpich.org/static/docs/v3.1/www3/MPI_Finalize.html" text:style-name="Internet_20_link" text:visited-style-name="Visited_20_Internet_20_Link">https://www.mpich.org/static/docs/v3.1/www3/MPI_Finalize.html</text:a></text:p>
      <text:p text:style-name="P58" loext:marker-style-name="T19"><text:span text:style-name="T80"/></text:p>
      <text:list text:continue-list="list1928109361" text:style-name="L2">
        <text:list-item>
          <text:p text:style-name="P72"><text:span text:style-name="T111">Замерено время работы программы при использовании </text:span><text:span text:style-name="T110">16 </text:span><text:span text:style-name="T111">процессорных ядер </text:span><text:span text:style-name="T110">при разном размере матрицы.</text:span></text:p>
        </text:list-item>
        <text:list-item>
          <text:p text:style-name="P72"><text:span text:style-name="T108">Далее стоит оговорить о том, как я получал результаты тестов программы </text:span><text:span text:style-name="T26">parallel1.cpp</text:span><text:span text:style-name="T108"> на кластере. Для этого я использовал bash-скрипт для запуска программы с помощью команды </text:span><text:span text:style-name="T26">mpirun</text:span><text:span text:style-name="T108">. (см. Приложение 4). Далее находясь на кластере командой qsub ставил задачу (bas</text:span><text:span text:style-name="T112">h</text:span><text:span text:style-name="T108">-скрипт) в очередь на выполнен</text:span><text:span text:style-name="T109">ие. </text:span><text:span text:style-name="T51">После завершения работы задачи в текущей директории появлятся файлы </text:span><text:span text:style-name="T52">(названия файлов даны не настоящие)</text:span><text:span text:style-name="T51"> </text:span><text:span text:style-name="Strong_20_Emphasis"><text:span text:style-name="T76">submit.sh.e13485</text:span></text:span><text:span text:style-name="T88"> </text:span><text:span text:style-name="T51">(должен быть нулевого размера, если программа отработала без ошибок) и </text:span><text:span text:style-name="Strong_20_Emphasis"><text:span text:style-name="T76">submit.sh.o13485</text:span></text:span><text:span text:style-name="Strong_20_Emphasis"><text:span text:style-name="T85">,</text:span></text:span><text:span text:style-name="Strong_20_Emphasis"><text:span text:style-name="T52"> который и хранит результат работы задачи (bash-скрипта). </text:span></text:span></text:p>
          <text:p text:style-name="P73" loext:marker-style-name="T19"><text:span text:style-name="Strong_20_Emphasis"><text:span text:style-name="T53">Сделав тесты на разное количество MPI процессов я их собрал в текстовый файл </text:span></text:span><text:span text:style-name="Strong_20_Emphasis"><text:span text:style-name="T77">results_mpi.txt</text:span></text:span><text:span text:style-name="Strong_20_Emphasis"><text:span text:style-name="T53"> и визуализировал программой </text:span></text:span><text:span text:style-name="Strong_20_Emphasis"><text:span text:style-name="T77">makegraphs.py </text:span></text:span><text:span text:style-name="Strong_20_Emphasis"><text:span text:style-name="T53">(см. Приложение 5, 6).</text:span></text:span></text:p>
        </text:list-item>
      </text:list>
      <text:p text:style-name="P34"/>
      <text:p text:style-name="P4"/>
      <text:p text:style-name="P4"/>
      <text:p text:style-name="P4"/>
      <text:p text:style-name="P4"/>
      <text:p text:style-name="P4"><text:span text:style-name="Strong_20_Emphasis"><text:span text:style-name="T53"/></text:span></text:p>
      <text:h text:style-name="P35" text:outline-level="1"><text:bookmark-start text:name="_Toc181300387"/><text:bookmark-start text:name="__RefHeading___Toc14228_1515385987"/>ЗАКЛЮЧЕНИЕ<text:bookmark-end text:name="_Toc181300387"/><text:bookmark-end text:name="__RefHeading___Toc14228_1515385987"/></text:h>
      <text:p text:style-name="Text_20_body">---</text:p>
      <text:h text:style-name="P42" text:outline-level="1" loext:marker-style-name="T18"><text:bookmark-start text:name="_Toc181300388"/><text:bookmark-start text:name="__RefHeading___Toc447_18915293"/><text:span text:style-name="T18">ПРИЛОЖЕНИЯ</text:span><text:bookmark-end text:name="_Toc181300388"/><text:bookmark-end text:name="__RefHeading___Toc447_18915293"/></text:h>
      <text:h text:style-name="P43" text:outline-level="1" loext:marker-style-name="T11"><text:bookmark-start text:name="__RefHeading___Toc449_18915293"/><text:bookmark-start text:name="_Toc181300389"/><text:span text:style-name="T1">Приложение 1:</text:span><text:span text:style-name="T10"> </text:span><text:span text:style-name="T1">Исходный код программы</text:span><text:span text:style-name="T12"> </text:span><text:bookmark-end text:name="_Toc181300389"/><text:span text:style-name="T13">sequential.cpp</text:span><text:bookmark-end text:name="__RefHeading___Toc449_18915293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span text:style-name="T47"/></text:p>
          </table:table-cell>
        </table:table-row>
      </table:table>
      <text:p text:style-name="P6"/>
      <text:h text:style-name="P43" text:outline-level="1" loext:marker-style-name="T1"><text:bookmark-start text:name="__RefHeading___Toc451_18915293"/><text:bookmark-start text:name="_Toc181300390"/><text:span text:style-name="T1">Приложение 2: </text:span><text:bookmark-end text:name="_Toc181300390"/><text:span text:style-name="T1">Исходный код программы </text:span><text:span text:style-name="T13">parallel1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0" loext:marker-style-name="T98"/>
          </table:table-cell>
        </table:table-row>
      </table:table>
      <text:h text:style-name="P44" text:outline-level="1" loext:marker-style-name="T1"><text:bookmark-start text:name="_Toc181300390 Copy 2 Copy 1"/><text:bookmark-start text:name="__RefHeading___Toc451_18915293 Copy 2 Copy 1"/><text:span text:style-name="T1">Приложение </text:span><text:span text:style-name="T4">3</text:span><text:span text:style-name="T1">: </text:span><text:bookmark-end text:name="_Toc181300390 Copy 2 Copy 1"/><text:span text:style-name="T1">Исходный код программы </text:span><text:span text:style-name="T5">test_local</text:span><text:span text:style-name="T14">.sh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8" loext:marker-style-name="T98"><text:span text:style-name="T47"/></text:p>
          </table:table-cell>
        </table:table-row>
      </table:table>
      <text:p text:style-name="P30"/>
      <text:h text:style-name="P45" text:outline-level="1" loext:marker-style-name="T1"><text:bookmark-start text:name="__RefHeading___Toc451_18915293 Copy 2 Copy 1 Copy 1"/><text:bookmark-start text:name="_Toc181300390 Copy 2 Copy 1 Copy 1"/><text:span text:style-name="T1">Приложение </text:span><text:span text:style-name="T5">4</text:span><text:span text:style-name="T1">: </text:span><text:bookmark-end text:name="_Toc181300390 Copy 2 Copy 1 Copy 1"/><text:span text:style-name="T1">Исходный код программы </text:span><text:span text:style-name="T6">test_cluster</text:span><text:span text:style-name="T14">.sh</text:span><text:bookmark-end text:name="__RefHeading___Toc451_18915293 Copy 2 Copy 1 Copy 1"/></text:h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01" loext:marker-style-name="T98"><text:span text:style-name="T48"/></text:p>
          </table:table-cell>
        </table:table-row>
      </table:table>
      <text:p text:style-name="P31"/>
      <text:h text:style-name="P46" text:outline-level="1" loext:marker-style-name="T1"><text:bookmark-start text:name="__RefHeading___Toc451_18915293 Copy 2 Copy 1 Copy 1 Copy 1"/><text:bookmark-start text:name="_Toc181300390 Copy 2 Copy 1 Copy 1 Copy 1"/><text:span text:style-name="T1">Приложение </text:span><text:span text:style-name="T8">5</text:span><text:span text:style-name="T1">: </text:span><text:bookmark-end text:name="_Toc181300390 Copy 2 Copy 1 Copy 1 Copy 1"/><text:span text:style-name="T1">Исходный код программы </text:span><text:span text:style-name="T8">makegraphs.py</text:span><text:bookmark-end text:name="__RefHeading___Toc451_18915293 Copy 2 Copy 1 Copy 1 Copy 1"/></text:h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9"><text:span text:style-name="T101"/></text:p>
          </table:table-cell>
        </table:table-row>
      </table:table>
      <text:p text:style-name="P32"><text:span text:style-name="T1"/></text:p>
      <text:h text:style-name="P43" text:outline-level="1" loext:marker-style-name="T1"><text:bookmark-start text:name="__RefHeading___Toc451_18915293 Copy 1"/><text:bookmark-start text:name="_Toc181300390 Copy 1"/><text:span text:style-name="T1">Приложение </text:span><text:span text:style-name="T7">6</text:span><text:span text:style-name="T1">: </text:span><text:bookmark-end text:name="_Toc181300390 Copy 1"/><text:span text:style-name="T2">Пример график</text:span><text:span text:style-name="T3">а </text:span><text:span text:style-name="T7">полученного с помощью программы makegraphs.py, </text:span><text:span text:style-name="T9">результаты работы тестов получены с кластера</text:span><text:bookmark-end text:name="__RefHeading___Toc451_18915293 Copy 1"/></text:h>
      <text:p text:style-name="P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/>
      <number:text>: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4-02T14:38:35.705231366</dc:date>
    <meta:editing-duration>P1DT7M33S</meta:editing-duration>
    <meta:editing-cycles>158</meta:editing-cycles>
    <meta:document-statistic meta:table-count="19" meta:image-count="0" meta:object-count="0" meta:page-count="9" meta:paragraph-count="141" meta:word-count="1194" meta:character-count="10431" meta:non-whitespace-character-count="9372"/>
  </office:meta>
</office:document-meta>
</file>